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159cm" svg:height="14.928cm" svg:x="20.347cm" svg:y="0.558cm">
            <draw:object draw:notify-on-update-of-ranges="Sheet1.A14:Sheet1.A23 Sheet1.B14:Sheet1.B23 Sheet1.C14:Sheet1.C2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29.241cm" svg:height="16.46cm" svg:x="20.292cm" svg:y="16.336cm">
            <draw:object draw:notify-on-update-of-ranges="Sheet1.E14:Sheet1.E23 Sheet1.F14:Sheet1.F23 Sheet1.G14:Sheet1.G2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3.7482</text:p>
          </table:table-cell>
          <table:table-cell office:value-type="string" calcext:value-type="string">
            <text:p>0.542406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.18359</text:p>
          </table:table-cell>
          <table:table-cell office:value-type="string" calcext:value-type="string">
            <text:p>10.1024</text:p>
          </table:table-cell>
          <table:table-cell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244" calcext:value-type="float">
            <text:p>244</text:p>
          </table:table-cell>
          <table:table-cell office:value-type="float" office:value="12" calcext:value-type="float">
            <text:p>12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11.4996</text:p>
          </table:table-cell>
          <table:table-cell office:value-type="string" calcext:value-type="string">
            <text:p>67.9998</text:p>
          </table:table-cell>
          <table:table-cell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0" calcext:value-type="float">
            <text:p>500</text:p>
          </table:table-cell>
          <table:table-cell office:value-type="float" office:value="13" calcext:value-type="float">
            <text:p>13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13.0004</text:p>
          </table:table-cell>
          <table:table-cell office:value-type="string" calcext:value-type="string">
            <text:p>151.83</text:p>
          </table:table-cell>
          <table:table-cell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988" calcext:value-type="float">
            <text:p>988</text:p>
          </table:table-cell>
          <table:table-cell office:value-type="float" office:value="15" calcext:value-type="float">
            <text:p>15</text:p>
          </table:table-cell>
          <table:table-cell office:value-type="float" office:value="370" calcext:value-type="float">
            <text:p>370</text:p>
          </table:table-cell>
          <table:table-cell office:value-type="string" calcext:value-type="string">
            <text:p>14.4251</text:p>
          </table:table-cell>
          <table:table-cell office:value-type="string" calcext:value-type="string">
            <text:p>333.715</text:p>
          </table:table-cell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2478" calcext:value-type="float">
            <text:p>2478</text:p>
          </table:table-cell>
          <table:table-cell office:value-type="float" office:value="16" calcext:value-type="float">
            <text:p>16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16.3487</text:p>
          </table:table-cell>
          <table:table-cell office:value-type="string" calcext:value-type="string">
            <text:p>935.732</text:p>
          </table:table-cell>
          <table:table-cell/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4999" calcext:value-type="float">
            <text:p>4999</text:p>
          </table:table-cell>
          <table:table-cell office:value-type="float" office:value="18" calcext:value-type="float">
            <text:p>18</text:p>
          </table:table-cell>
          <table:table-cell office:value-type="float" office:value="2093" calcext:value-type="float">
            <text:p>2093</text:p>
          </table:table-cell>
          <table:table-cell office:value-type="string" calcext:value-type="string">
            <text:p>17.8168</text:p>
          </table:table-cell>
          <table:table-cell office:value-type="string" calcext:value-type="string">
            <text:p>2026.31</text:p>
          </table:table-cell>
          <table:table-cell/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9982" calcext:value-type="float">
            <text:p>9982</text:p>
          </table:table-cell>
          <table:table-cell office:value-type="float" office:value="19" calcext:value-type="float">
            <text:p>19</text:p>
          </table:table-cell>
          <table:table-cell office:value-type="float" office:value="4397" calcext:value-type="float">
            <text:p>4397</text:p>
          </table:table-cell>
          <table:table-cell office:value-type="string" calcext:value-type="string">
            <text:p>19.2634</text:p>
          </table:table-cell>
          <table:table-cell office:value-type="string" calcext:value-type="string">
            <text:p>4357.8</text:p>
          </table:table-cell>
          <table:table-cell/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4994" calcext:value-type="float">
            <text:p>24994</text:p>
          </table:table-cell>
          <table:table-cell office:value-type="float" office:value="21" calcext:value-type="float">
            <text:p>21</text:p>
          </table:table-cell>
          <table:table-cell office:value-type="float" office:value="12000" calcext:value-type="float">
            <text:p>12000</text:p>
          </table:table-cell>
          <table:table-cell office:value-type="string" calcext:value-type="string">
            <text:p>21.1835</text:p>
          </table:table-cell>
          <table:table-cell office:value-type="string" calcext:value-type="string">
            <text:p>11907.1</text:p>
          </table:table-cell>
          <table:table-cell/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50023" calcext:value-type="float">
            <text:p>50023</text:p>
          </table:table-cell>
          <table:table-cell office:value-type="float" office:value="23" calcext:value-type="float">
            <text:p>23</text:p>
          </table:table-cell>
          <table:table-cell office:value-type="float" office:value="26068" calcext:value-type="float">
            <text:p>26068</text:p>
          </table:table-cell>
          <table:table-cell office:value-type="string" calcext:value-type="string">
            <text:p>22.6349</text:p>
          </table:table-cell>
          <table:table-cell office:value-type="string" calcext:value-type="string">
            <text:p>25345.2</text:p>
          </table:table-cell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3.7482" calcext:value-type="float">
            <text:p>3,7482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.542406" calcext:value-type="float">
            <text:p>0,542406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8" calcext:value-type="float">
            <text:p>8</text:p>
          </table:table-cell>
          <table:table-cell office:value-type="float" office:value="8.18359" calcext:value-type="float">
            <text:p>8,18359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0.1024" calcext:value-type="float">
            <text:p>10,1024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12" calcext:value-type="float">
            <text:p>12</text:p>
          </table:table-cell>
          <table:table-cell office:value-type="float" office:value="11.4996" calcext:value-type="float">
            <text:p>11,4996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84" calcext:value-type="float">
            <text:p>84</text:p>
          </table:table-cell>
          <table:table-cell office:value-type="float" office:value="67.9998" calcext:value-type="float">
            <text:p>67,999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13" calcext:value-type="float">
            <text:p>13</text:p>
          </table:table-cell>
          <table:table-cell office:value-type="float" office:value="13.0004" calcext:value-type="float">
            <text:p>13,0004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172" calcext:value-type="float">
            <text:p>172</text:p>
          </table:table-cell>
          <table:table-cell office:value-type="float" office:value="151.83" calcext:value-type="float">
            <text:p>151,83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14.4251" calcext:value-type="float">
            <text:p>14,4251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70" calcext:value-type="float">
            <text:p>370</text:p>
          </table:table-cell>
          <table:table-cell office:value-type="float" office:value="333.715" calcext:value-type="float">
            <text:p>333,715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16" calcext:value-type="float">
            <text:p>16</text:p>
          </table:table-cell>
          <table:table-cell office:value-type="float" office:value="16.3487" calcext:value-type="float">
            <text:p>16,3487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953" calcext:value-type="float">
            <text:p>953</text:p>
          </table:table-cell>
          <table:table-cell office:value-type="float" office:value="935.732" calcext:value-type="float">
            <text:p>935,732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18" calcext:value-type="float">
            <text:p>18</text:p>
          </table:table-cell>
          <table:table-cell office:value-type="float" office:value="17.8168" calcext:value-type="float">
            <text:p>17,8168</text:p>
          </table:table-cell>
          <table:table-cell/>
          <table:table-cell office:value-type="float" office:value="10000" calcext:value-type="float">
            <text:p>10000</text:p>
          </table:table-cell>
          <table:table-cell office:value-type="float" office:value="2093" calcext:value-type="float">
            <text:p>2093</text:p>
          </table:table-cell>
          <table:table-cell office:value-type="float" office:value="2026.31" calcext:value-type="float">
            <text:p>2026,31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19" calcext:value-type="float">
            <text:p>19</text:p>
          </table:table-cell>
          <table:table-cell office:value-type="float" office:value="19.2634" calcext:value-type="float">
            <text:p>19,2634</text:p>
          </table:table-cell>
          <table:table-cell/>
          <table:table-cell office:value-type="float" office:value="20000" calcext:value-type="float">
            <text:p>20000</text:p>
          </table:table-cell>
          <table:table-cell office:value-type="float" office:value="4397" calcext:value-type="float">
            <text:p>4397</text:p>
          </table:table-cell>
          <table:table-cell office:value-type="float" office:value="4357.8" calcext:value-type="float">
            <text:p>4357,8</text:p>
          </table:table-cell>
        </table:table-row>
        <table:table-row table:style-name="ro1">
          <table:table-cell office:value-type="float" office:value="50000" calcext:value-type="float">
            <text:p>50000</text:p>
          </table:table-cell>
          <table:table-cell office:value-type="float" office:value="21" calcext:value-type="float">
            <text:p>21</text:p>
          </table:table-cell>
          <table:table-cell office:value-type="float" office:value="21.1835" calcext:value-type="float">
            <text:p>21,1835</text:p>
          </table:table-cell>
          <table:table-cell/>
          <table:table-cell office:value-type="float" office:value="50000" calcext:value-type="float">
            <text:p>50000</text:p>
          </table:table-cell>
          <table:table-cell office:value-type="float" office:value="12000" calcext:value-type="float">
            <text:p>12000</text:p>
          </table:table-cell>
          <table:table-cell office:value-type="float" office:value="11907.1" calcext:value-type="float">
            <text:p>11907,1</text:p>
          </table:table-cell>
        </table:table-row>
        <table:table-row table:style-name="ro1">
          <table:table-cell office:value-type="float" office:value="100000" calcext:value-type="float">
            <text:p>100000</text:p>
          </table:table-cell>
          <table:table-cell office:value-type="float" office:value="23" calcext:value-type="float">
            <text:p>23</text:p>
          </table:table-cell>
          <table:table-cell office:value-type="float" office:value="22.6349" calcext:value-type="float">
            <text:p>22,6349</text:p>
          </table:table-cell>
          <table:table-cell/>
          <table:table-cell office:value-type="float" office:value="100000" calcext:value-type="float">
            <text:p>100000</text:p>
          </table:table-cell>
          <table:table-cell office:value-type="float" office:value="26068" calcext:value-type="float">
            <text:p>26068</text:p>
          </table:table-cell>
          <table:table-cell office:value-type="float" office:value="25345.2" calcext:value-type="float">
            <text:p>25345,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AR PL SungtiL GB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DejaVu Sans'" style:font-family-generic-asian="system" style:font-pitch-asian="variable" style:font-size-asian="12pt" style:language-asian="zh" style:country-asian="CN" style:font-family-complex="Roboto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SungtiL GB" style:font-family-asian="'AR PL SungtiL GB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4">00.00.0000</text:date>, <text:time style:data-style-name="N2" text:time-value="19:42:44.82844735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4T18:32:55.206699343</meta:creation-date>
    <dc:date>2024-11-24T20:18:01.607663152</dc:date>
    <meta:editing-duration>PT24M9S</meta:editing-duration>
    <meta:editing-cycles>4</meta:editing-cycles>
    <meta:generator>LibreOffice/24.8.2.1$Linux_X86_64 LibreOffice_project/480$Build-1</meta:generator>
    <meta:document-statistic meta:table-count="1" meta:cell-count="120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13pt" style:font-size-asian="13pt" style:font-size-complex="13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9.16cm" svg:height="14.929cm" xlink:href=".." xlink:type="simple" chart:class="chart:line" chart:style-name="ch1">
        <chart:title svg:x="10.41cm" svg:y="0.434cm" chart:style-name="ch2">
          <text:p>Ilość faz w zależnosci od liczby rekordów</text:p>
        </chart:title>
        <chart:legend chart:legend-position="end" svg:x="24.508cm" svg:y="6.916cm" style:legend-expansion="high" chart:style-name="ch3"/>
        <chart:plot-area chart:style-name="ch4" table:cell-range-address="Sheet1.A14:Sheet1.C23" chart:data-source-has-labels="both" svg:x="1.594cm" svg:y="1.511cm" svg:width="22.331cm" svg:height="12.139cm">
          <chart:coordinate-region svg:x="2.228cm" svg:y="1.71cm" svg:width="21.122cm" svg:height="11.293cm"/>
          <chart:axis chart:dimension="x" chart:name="primary-x" chart:style-name="ch5" chartooo:axis-type="auto">
            <chartooo:date-scale/>
            <chart:title svg:x="11.678cm" svg:y="13.948cm" chart:style-name="ch2">
              <text:p><text:span text:style-name="T1">Ilość rekordów</text:span></text:p>
            </chart:title>
            <chart:categories table:cell-range-address="Sheet1.A14:Sheet1.A23"/>
          </chart:axis>
          <chart:axis chart:dimension="y" chart:name="primary-y" chart:style-name="ch5">
            <chart:title svg:x="0.451cm" svg:y="8.22cm" chart:style-name="ch6">
              <text:p><text:span text:style-name="T1">Ilość faz</text:span></text:p>
            </chart:title>
            <chart:grid chart:style-name="ch7" chart:class="major"/>
          </chart:axis>
          <chart:series chart:style-name="ch8" chart:values-cell-range-address="Sheet1.B14:Sheet1.B23" loext:label-string="ilość_faz" chart:class="chart:line">
            <chart:data-point chart:repeated="10"/>
          </chart:series>
          <chart:series chart:style-name="ch9" chart:values-cell-range-address="Sheet1.C14:Sheet1.C23" loext:label-string="teoretyczna_ilość_faz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_faz</text:p>
              </table:table-cell>
              <table:table-cell office:value-type="string">
                <text:p>teoretyczna_ilość_faz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A14:Sheet1.A23</svg:desc>
                </draw:g>
              </table:table-cell>
              <table:table-cell office:value-type="float" office:value="4">
                <text:p>4</text:p>
                <draw:g>
                  <svg:desc>Sheet1.B14:Sheet1.B23</svg:desc>
                </draw:g>
              </table:table-cell>
              <table:table-cell office:value-type="float" office:value="3.7482">
                <text:p>3.7482</text:p>
                <draw:g>
                  <svg:desc>Sheet1.C14:Sheet1.C2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">
                <text:p>8</text:p>
              </table:table-cell>
              <table:table-cell office:value-type="float" office:value="8.18359">
                <text:p>8.18359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12">
                <text:p>12</text:p>
              </table:table-cell>
              <table:table-cell office:value-type="float" office:value="11.4996">
                <text:p>11.4996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3">
                <text:p>13</text:p>
              </table:table-cell>
              <table:table-cell office:value-type="float" office:value="13.0004">
                <text:p>13.0004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15">
                <text:p>15</text:p>
              </table:table-cell>
              <table:table-cell office:value-type="float" office:value="14.4251">
                <text:p>14.4251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16">
                <text:p>16</text:p>
              </table:table-cell>
              <table:table-cell office:value-type="float" office:value="16.3487">
                <text:p>16.3487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18">
                <text:p>18</text:p>
              </table:table-cell>
              <table:table-cell office:value-type="float" office:value="17.8168">
                <text:p>17.8168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19">
                <text:p>19</text:p>
              </table:table-cell>
              <table:table-cell office:value-type="float" office:value="19.2634">
                <text:p>19.263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21">
                <text:p>21</text:p>
              </table:table-cell>
              <table:table-cell office:value-type="float" office:value="21.1835">
                <text:p>21.1835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3">
                <text:p>23</text:p>
              </table:table-cell>
              <table:table-cell office:value-type="float" office:value="22.6349">
                <text:p>22.634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tru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3pt" style:font-size-asian="13pt" style:font-size-complex="13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  <style:style style:name="T1" style:family="text">
      <style:text-properties fo:font-size="9pt" style:font-size-asian="9pt" style:font-size-complex="9pt"/>
    </style:style>
  </office:automatic-styles>
  <office:body>
    <office:chart>
      <chart:chart svg:width="29.242cm" svg:height="16.461cm" xlink:href=".." xlink:type="simple" chart:class="chart:line" chart:style-name="ch1">
        <chart:title svg:x="9.938cm" svg:y="0.465cm" chart:style-name="ch2">
          <text:p>Ilość zapisów w zależności od liczby rekordów</text:p>
        </chart:title>
        <chart:legend chart:legend-position="end" svg:x="23.577cm" svg:y="7.682cm" style:legend-expansion="high" chart:style-name="ch3"/>
        <chart:plot-area chart:style-name="ch4" table:cell-range-address="Sheet1.E14:Sheet1.G23" chart:data-source-has-labels="both" svg:x="1.595cm" svg:y="1.573cm" svg:width="21.398cm" svg:height="13.578cm">
          <chart:coordinate-region svg:x="2.994cm" svg:y="1.773cm" svg:width="19.423cm" svg:height="12.731cm"/>
          <chart:axis chart:dimension="x" chart:name="primary-x" chart:style-name="ch5" chartooo:axis-type="auto">
            <chartooo:date-scale/>
            <chart:title svg:x="11.213cm" svg:y="15.48cm" chart:style-name="ch2">
              <text:p><text:span text:style-name="T1">Ilość rekordów</text:span></text:p>
            </chart:title>
            <chart:categories table:cell-range-address="Sheet1.E14:Sheet1.E23"/>
          </chart:axis>
          <chart:axis chart:dimension="y" chart:name="primary-y" chart:style-name="ch6">
            <chart:title svg:x="0.451cm" svg:y="9.363cm" chart:style-name="ch7">
              <text:p><text:span text:style-name="T1">Ilość zapisów</text:span></text:p>
            </chart:title>
            <chart:grid chart:style-name="ch8" chart:class="major"/>
          </chart:axis>
          <chart:series chart:style-name="ch9" chart:values-cell-range-address="Sheet1.F14:Sheet1.F23" loext:label-string="ilość_dostępów" chart:class="chart:line">
            <chart:data-point chart:repeated="10"/>
          </chart:series>
          <chart:series chart:style-name="ch10" chart:values-cell-range-address="Sheet1.G14:Sheet1.G23" loext:label-string="teoretyczna_ilość_dostępów" chart:class="chart:line">
            <chart:data-point chart:repeated="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_dostępów</text:p>
              </table:table-cell>
              <table:table-cell office:value-type="string">
                <text:p>teoretyczna_ilość_dostępów</text:p>
              </table:table-cell>
            </table:table-row>
          </table:table-header-rows>
          <table:table-rows>
            <table:table-row>
              <table:table-cell office:value-type="float" office:value="10">
                <text:p>10</text:p>
                <draw:g>
                  <svg:desc>Sheet1.E14:Sheet1.E23</svg:desc>
                </draw:g>
              </table:table-cell>
              <table:table-cell office:value-type="float" office:value="2">
                <text:p>2</text:p>
                <draw:g>
                  <svg:desc>Sheet1.F14:Sheet1.F23</svg:desc>
                </draw:g>
              </table:table-cell>
              <table:table-cell office:value-type="float" office:value="0.542406">
                <text:p>0.542406</text:p>
                <draw:g>
                  <svg:desc>Sheet1.G14:Sheet1.G23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10.1024">
                <text:p>10.102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84">
                <text:p>84</text:p>
              </table:table-cell>
              <table:table-cell office:value-type="float" office:value="67.9998">
                <text:p>67.9998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172">
                <text:p>172</text:p>
              </table:table-cell>
              <table:table-cell office:value-type="float" office:value="151.83">
                <text:p>151.83</text:p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370">
                <text:p>370</text:p>
              </table:table-cell>
              <table:table-cell office:value-type="float" office:value="333.715">
                <text:p>333.715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953">
                <text:p>953</text:p>
              </table:table-cell>
              <table:table-cell office:value-type="float" office:value="935.732">
                <text:p>935.732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2093">
                <text:p>2093</text:p>
              </table:table-cell>
              <table:table-cell office:value-type="float" office:value="2026.31">
                <text:p>2026.31</text:p>
              </table:table-cell>
            </table:table-row>
            <table:table-row>
              <table:table-cell office:value-type="float" office:value="20000">
                <text:p>20000</text:p>
              </table:table-cell>
              <table:table-cell office:value-type="float" office:value="4397">
                <text:p>4397</text:p>
              </table:table-cell>
              <table:table-cell office:value-type="float" office:value="4357.8">
                <text:p>4357.8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12000">
                <text:p>12000</text:p>
              </table:table-cell>
              <table:table-cell office:value-type="float" office:value="11907.1">
                <text:p>11907.1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26068">
                <text:p>26068</text:p>
              </table:table-cell>
              <table:table-cell office:value-type="float" office:value="25345.2">
                <text:p>25345.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